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4.65cm" fo:min-width="5.9cm"/>
    </style:style>
    <style:style style:name="gr2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2.65cm" fo:min-width="2.9cm"/>
    </style:style>
    <style:style style:name="gr3" style:family="graphic" style:parent-style-name="standard">
      <style:graphic-properties draw:stroke="solid" svg:stroke-color="#000000" draw:fill="solid" draw:fill-color="#dddddd" draw:textarea-horizontal-align="justify" draw:textarea-vertical-align="middle" draw:auto-grow-height="false" fo:min-height="0.75cm" fo:min-width="2.5cm"/>
    </style:style>
    <style:style style:name="gr4" style:family="graphic" style:parent-style-name="standard">
      <style:graphic-properties draw:stroke="none" draw:fill-color="#b2b2b2" draw:textarea-horizontal-align="justify" draw:textarea-vertical-align="middle" draw:auto-grow-height="false" fo:min-height="0.25cm" fo:min-width="9.8cm"/>
    </style:style>
    <style:style style:name="gr5" style:family="graphic" style:parent-style-name="objectwithoutfill">
      <style:graphic-properties svg:stroke-width="0.25cm" svg:stroke-color="#666666" draw:marker-start="" draw:marker-start-width="0.355cm" draw:marker-end="Symmetric_20_Arrow" draw:marker-end-width="0.355cm" draw:fill="none" draw:textarea-vertical-align="middle" fo:padding-top="0.25cm" fo:padding-bottom="0.25cm" fo:padding-left="0.375cm" fo:padding-right="0.375cm"/>
    </style:style>
    <style:style style:name="gr6" style:family="graphic" style:parent-style-name="standard">
      <style:graphic-properties draw:stroke="none" draw:fill-color="#b2b2b2" draw:textarea-horizontal-align="justify" draw:textarea-vertical-align="middle" draw:auto-grow-height="false" fo:min-height="0.25cm" fo:min-width="5cm"/>
    </style:style>
    <style:style style:name="gr7" style:family="graphic" style:parent-style-name="objectwithoutfill">
      <style:graphic-properties draw:stroke="dash" draw:stroke-dash="Ultrafine_20_Dashed" svg:stroke-width="0.25cm" svg:stroke-color="#666666" draw:marker-start="" draw:marker-start-width="0.355cm" draw:marker-end="Symmetric_20_Arrow" draw:marker-end-width="0.355cm" draw:fill="none" draw:textarea-vertical-align="middle" fo:padding-top="0.25cm" fo:padding-bottom="0.25cm" fo:padding-left="0.375cm" fo:padding-right="0.375cm"/>
    </style:style>
    <style:style style:name="gr8" style:family="graphic" style:parent-style-name="standard">
      <style:graphic-properties draw:stroke="dash" draw:stroke-dash="Fine_20_Dashed" svg:stroke-color="#000000" draw:fill="solid" draw:fill-color="#dddddd" draw:textarea-horizontal-align="justify" draw:textarea-vertical-align="middle" draw:auto-grow-height="false" fo:min-height="0.75cm" fo:min-width="2.5cm"/>
    </style:style>
    <style:style style:name="gr9" style:family="graphic" style:parent-style-name="objectwithoutfill">
      <style:graphic-properties draw:stroke="dash" draw:stroke-dash="Dashed_20__28_var_29__20_6" svg:stroke-width="0.25cm" svg:stroke-color="#666666" draw:marker-start="" draw:marker-start-width="0.355cm" draw:marker-end="Symmetric_20_Arrow" draw:marker-end-width="0.355cm" draw:fill="none" draw:textarea-vertical-align="middle" fo:padding-top="0.25cm" fo:padding-bottom="0.25cm" fo:padding-left="0.375cm" fo:padding-right="0.375cm"/>
    </style:style>
    <style:style style:name="gr10" style:family="graphic" style:parent-style-name="standard">
      <style:graphic-properties draw:stroke="none" draw:fill-color="#b2b2b2" draw:textarea-horizontal-align="justify" draw:textarea-vertical-align="middle" draw:auto-grow-height="false" fo:min-height="0.25cm" fo:min-width="16cm"/>
    </style:style>
    <style:style style:name="gr11" style:family="graphic" style:parent-style-name="standard">
      <style:graphic-properties draw:stroke="solid" svg:stroke-color="#000000" draw:fill="solid" draw:fill-color="#00ccff" draw:textarea-horizontal-align="justify" draw:textarea-vertical-align="middle" draw:auto-grow-height="false" fo:min-height="0.75cm" fo:min-width="2.5cm"/>
    </style:style>
    <style:style style:name="gr12" style:family="graphic" style:parent-style-name="standard">
      <style:graphic-properties draw:stroke="solid" svg:stroke-width="0cm" svg:stroke-color="#000000" draw:marker-start-width="0.255cm" draw:marker-end-width="0.255cm" draw:fill="solid" draw:fill-color="#00ccff" draw:fill-image-width="0cm" draw:fill-image-height="0cm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draw:fill-color="#b2b2b2" draw:textarea-horizontal-align="justify" draw:textarea-vertical-align="middle" draw:auto-grow-height="false" fo:min-height="0.25cm" fo:min-width="12.2cm"/>
    </style:style>
    <style:style style:name="gr14" style:family="graphic" style:parent-style-name="objectwithoutfill">
      <style:graphic-properties svg:stroke-width="0.25cm" svg:stroke-color="#66ffff" draw:marker-start="" draw:marker-start-width="0.355cm" draw:marker-end="Symmetric_20_Arrow" draw:marker-end-width="0.355cm" draw:fill="none" draw:fill-color="#ffff99" draw:textarea-vertical-align="middle" fo:padding-top="0.25cm" fo:padding-bottom="0.25cm" fo:padding-left="0.375cm" fo:padding-right="0.375cm"/>
    </style:style>
    <style:style style:name="gr15" style:family="graphic" style:parent-style-name="objectwithoutfill">
      <style:graphic-properties draw:stroke="dash" draw:stroke-dash="Dashed_20__28_var_29__20_6" svg:stroke-width="0.25cm" svg:stroke-color="#666666" draw:marker-start="Symmetric_20_Arrow" draw:marker-start-width="0.355cm" draw:marker-end="" draw:marker-end-width="0.355cm" draw:fill="none" draw:textarea-vertical-align="middle" fo:padding-top="0.25cm" fo:padding-bottom="0.25cm" fo:padding-left="0.375cm" fo:padding-right="0.375cm"/>
    </style:style>
    <style:style style:name="gr16" style:family="graphic" style:parent-style-name="objectwithoutfill">
      <style:graphic-properties draw:stroke="dash" draw:stroke-dash="Dashed_20__28_var_29__20_6" svg:stroke-width="0.25cm" svg:stroke-color="#666666" draw:marker-start="Symmetric_20_Arrow" draw:marker-start-width="0.355cm" draw:marker-end="Symmetric_20_Arrow" draw:marker-end-width="0.355cm" draw:fill="none" draw:textarea-vertical-align="middle" fo:padding-top="0.25cm" fo:padding-bottom="0.25cm" fo:padding-left="0.375cm" fo:padding-right="0.3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18" style:family="graphic" style:parent-style-name="standard">
      <style:graphic-properties draw:stroke="solid" svg:stroke-color="#000000" draw:fill="solid" draw:fill-color="#dddddd" draw:textarea-horizontal-align="justify" draw:textarea-vertical-align="middle" draw:auto-grow-height="false" fo:min-height="8.45cm" fo:min-width="1.2cm"/>
    </style:style>
    <style:style style:name="gr19" style:family="graphic" style:parent-style-name="objectwithoutfill">
      <style:graphic-properties svg:stroke-width="0.05cm" svg:stroke-color="#666666" draw:marker-start="" draw:marker-start-width="0.075cm" draw:marker-end="Symmetric_20_Arrow" draw:marker-end-width="0.3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4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8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2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1.64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7cm" fo:min-width="7.0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8pt" style:font-size-asian="8pt" style:font-size-complex="8pt"/>
    </style:style>
    <style:style style:name="P3" style:family="paragraph">
      <style:paragraph-properties fo:text-align="center"/>
      <style:text-properties fo:color="#ffffff"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ustom-shape draw:style-name="gr1" draw:text-style-name="P2" draw:layer="layout" svg:width="6.4cm" svg:height="4.9cm" svg:x="16cm" svg:y="6.462cm">
          <text:p text:style-name="P1"><text:span text:style-name="T1">Right Bank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2.9cm" svg:x="6.4cm" svg:y="7.062cm">
          <text:p text:style-name="P1"><text:span text:style-name="T1">Left Bank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svg:x="19.2cm" svg:y="8.162cm">
          <text:p text:style-name="P1"><text:span text:style-name="T2">Accumulator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cm" svg:x="16.2cm" svg:y="8.162cm">
          <text:p text:style-name="P1"><text:span text:style-name="T2">Stack Point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3cm" svg:height="0.5cm" svg:x="14.1cm" svg:y="4.562cm">
          <text:p text:style-name="P1"><text:span text:style-name="T2">Right Bus (16 b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4.6cm" svg:y1="5.062cm" svg:x2="14.6cm" svg:y2="8.362cm">
          <text:p/>
        </draw:line>
        <draw:custom-shape draw:style-name="gr6" draw:text-style-name="P4" draw:layer="layout" svg:width="5.5cm" svg:height="0.5cm" svg:x="6.2cm" svg:y="4.562cm">
          <text:p text:style-name="P1"><text:span text:style-name="T2">Left Bus (16 b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2.9cm" svg:y1="10.662cm" svg:x2="12.9cm" svg:y2="12.762cm">
          <text:p/>
        </draw:line>
        <draw:line draw:style-name="gr5" draw:text-style-name="P1" draw:layer="layout" svg:x1="20.9cm" svg:y1="15.862cm" svg:x2="20.9cm" svg:y2="16.962cm">
          <text:p/>
        </draw:line>
        <draw:custom-shape draw:style-name="gr8" draw:text-style-name="P3" draw:layer="layout" svg:width="3cm" svg:height="1cm" svg:x="6.6cm" svg:y="7.762cm">
          <text:p text:style-name="P1"><text:span text:style-name="T2">Preset Valu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8.1cm" svg:y1="12.762cm" svg:x2="8.1cm" svg:y2="9.962cm">
          <text:p/>
        </draw:line>
        <draw:custom-shape draw:style-name="gr3" draw:text-style-name="P3" draw:layer="layout" svg:width="3cm" svg:height="1cm" svg:x="19.2cm" svg:y="7.162cm">
          <text:p text:style-name="P1"><text:span text:style-name="T2">Accumulator A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6.5cm" svg:height="0.5cm" svg:x="6cm" svg:y="12.762cm">
          <text:p text:style-name="P1"><text:span text:style-name="T2">Data Bus (16 b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cm" svg:x="6.1cm" svg:y="14.362cm">
          <text:p text:style-name="P1"><text:span text:style-name="T2">Instruction 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cm" svg:x="6.6cm" svg:y="8.762cm">
          <text:p text:style-name="P1"><text:span text:style-name="T2">Temporary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2cm" svg:y1="5.062cm" svg:x2="11.2cm" svg:y2="8.362cm">
          <text:p/>
        </draw:line>
        <draw:line draw:style-name="gr5" draw:text-style-name="P1" draw:layer="layout" svg:x1="7.6cm" svg:y1="13.262cm" svg:x2="7.6cm" svg:y2="14.362cm">
          <text:p/>
        </draw:line>
        <draw:custom-shape draw:style-name="gr11" draw:text-style-name="P3" draw:layer="layout" svg:width="3cm" svg:height="1cm" svg:x="6.1cm" svg:y="16.462cm">
          <text:p text:style-name="P1"><text:span text:style-name="T2">Control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7.6cm" svg:y1="15.362cm" svg:x2="7.6cm" svg:y2="16.462cm">
          <text:p/>
        </draw:line>
        <draw:custom-shape draw:style-name="gr3" draw:text-style-name="P3" draw:layer="layout" svg:width="3cm" svg:height="1cm" svg:x="17.7cm" svg:y="9.162cm">
          <text:p text:style-name="P1"><text:span text:style-name="T2">Machine Status Wor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svg:x="16.2cm" svg:y="7.162cm">
          <text:p text:style-name="P1"><text:span text:style-name="T2">Program Count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1cm" svg:y1="7.062cm" svg:x2="8.1cm" svg:y2="5.062cm">
          <text:p/>
        </draw:line>
        <draw:line draw:style-name="gr9" draw:text-style-name="P1" draw:layer="layout" svg:x1="19.2cm" svg:y1="6.462cm" svg:x2="19.2cm" svg:y2="5.062cm">
          <text:p/>
        </draw:line>
        <draw:line draw:style-name="gr5" draw:text-style-name="P1" draw:layer="layout" svg:x1="13.9cm" svg:y1="9.662cm" svg:x2="17.7cm" svg:y2="9.662cm">
          <text:p/>
        </draw:line>
        <draw:polygon draw:style-name="gr12" draw:text-style-name="P5" draw:layer="layout" svg:width="2.299cm" svg:height="5.199cm" draw:transform="rotate (-1.5707963267949) translate (15.5cm 8.362cm)" svg:viewBox="0 0 2300 5200" draw:points="0,0 0,1902 460,2663 0,3424 0,5200 2300,3551 2300,1776">
          <text:p text:style-name="P1"><text:span text:style-name="T3">ALU</text:span></text:p>
        </draw:polygon>
        <draw:custom-shape draw:style-name="gr3" draw:text-style-name="P3" draw:layer="layout" svg:width="3cm" svg:height="1cm" svg:x="19.4cm" svg:y="14.862cm">
          <text:p text:style-name="P1"><text:span text:style-name="T2">Memory Address</text:span></text:p>
          <text:p text:style-name="P1"><text:span text:style-name="T2">Register</text:span></text:p>
          <draw:enhanced-geometry svg:viewBox="0 0 21600 21600" draw:type="rectangle" draw:enhanced-path="M 0 0 L 21600 0 21600 21600 0 21600 0 0 Z N"/>
        </draw:custom-shape>
        <draw:polyline draw:style-name="gr5" draw:text-style-name="P1" draw:layer="layout" svg:width="9.203cm" svg:height="5.97cm" draw:transform="skewX (1.35570886492519E-016) rotate (-2.18916648077649) translate (28.6653092396536cm 8.52343078242493cm)" svg:viewBox="0 0 9204 5971" draw:points="0,5971 8393,0 9204,1141">
          <text:p/>
        </draw:polyline>
        <draw:custom-shape draw:style-name="gr3" draw:text-style-name="P3" draw:layer="layout" svg:width="3cm" svg:height="1cm" svg:x="9.8cm" svg:y="14.862cm">
          <text:p text:style-name="P1"><text:span text:style-name="T2">RAM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2.7cm" svg:height="0.5cm" svg:x="9.8cm" svg:y="16.962cm">
          <text:p text:style-name="P1"><text:span text:style-name="T2">Address Bus (16 b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cm" svg:x="13cm" svg:y="14.862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svg:x="16.2cm" svg:y="14.862cm">
          <text:p text:style-name="P1"><text:span text:style-name="T2">I/O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1.3cm" svg:y1="16.962cm" svg:x2="11.3cm" svg:y2="15.862cm">
          <text:p/>
        </draw:line>
        <draw:line draw:style-name="gr15" draw:text-style-name="P1" draw:layer="layout" svg:x1="14.5cm" svg:y1="13.262cm" svg:x2="14.5cm" svg:y2="14.862cm">
          <text:p/>
        </draw:line>
        <draw:line draw:style-name="gr16" draw:text-style-name="P1" draw:layer="layout" svg:x1="17.7cm" svg:y1="14.862cm" svg:x2="17.7cm" svg:y2="13.262cm">
          <text:p/>
        </draw:line>
        <draw:line draw:style-name="gr16" draw:text-style-name="P1" draw:layer="layout" svg:x1="11.3cm" svg:y1="14.862cm" svg:x2="11.3cm" svg:y2="13.262cm">
          <text:p/>
        </draw:line>
        <draw:custom-shape draw:style-name="gr3" draw:text-style-name="P3" draw:layer="layout" svg:width="3cm" svg:height="1cm" svg:x="19.2cm" svg:y="10.16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1cm" svg:x="16.2cm" svg:y="10.162cm">
          <text:p text:style-name="P1"><text:span text:style-name="T2">Preset Valu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4" draw:text-style-name="P1" draw:layer="layout" svg:x1="14.5cm" svg:y1="16.962cm" svg:x2="14.5cm" svg:y2="15.862cm">
          <text:p/>
        </draw:line>
        <draw:line draw:style-name="gr14" draw:text-style-name="P1" draw:layer="layout" svg:x1="17.7cm" svg:y1="16.962cm" svg:x2="17.7cm" svg:y2="15.862cm">
          <text:p/>
        </draw:line>
        <draw:line draw:style-name="gr9" draw:text-style-name="P1" draw:layer="layout" svg:x1="19.2cm" svg:y1="12.762cm" svg:x2="19.2cm" svg:y2="11.362cm">
          <text:p/>
        </draw:line>
        <draw:frame draw:style-name="gr17" draw:text-style-name="P6" draw:layer="layout" svg:width="3.884cm" svg:height="0.962cm" svg:x="11cm" svg:y="2.5cm">
          <draw:text-box>
            <text:p><text:span text:style-name="T4">Architecture</text:span></text:p>
          </draw:text-box>
        </draw:frame>
      </draw:page>
      <draw:page draw:name="page2" draw:style-name="dp1" draw:master-page-name="Default_5f_">
        <draw:custom-shape draw:style-name="gr18" draw:text-style-name="P3" draw:layer="layout" svg:width="1.7cm" svg:height="8.7cm" svg:x="19.15cm" svg:y="6.362cm">
          <text:p text:style-name="P1"><text:span text:style-name="T2">EPROM</text:span></text:p>
          <text:p text:style-name="P1"><text:span text:style-name="T2">µCode store</text:span></text:p>
          <text:p text:style-name="P1"><text:span text:style-name="T2"/></text:p>
          <text:p text:style-name="P1"><text:span text:style-name="T2">Address</text:span></text:p>
          <text:p text:style-name="P1"><text:span text:style-name="T2">16 bit</text:span></text:p>
          <text:p text:style-name="P1"><text:span text:style-name="T2"/></text:p>
          <text:p text:style-name="P1"><text:span text:style-name="T2">Data</text:span></text:p>
          <text:p text:style-name="P1"><text:span text:style-name="T2">32bi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5cm" svg:y1="7.262cm" svg:x2="19.15cm" svg:y2="7.262cm">
          <text:p/>
        </draw:line>
        <draw:custom-shape draw:style-name="gr11" draw:text-style-name="P3" draw:layer="layout" svg:width="3cm" svg:height="1cm" svg:x="14.25cm" svg:y="6.762cm">
          <text:p text:style-name="P1"><text:span text:style-name="T2">Falling Edge Counter</text:span></text:p>
          <text:p text:style-name="P1"><text:span text:style-name="T2">(5 b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cm" svg:x="14.25cm" svg:y="11.962cm">
          <text:p text:style-name="P1"><text:span text:style-name="T2">Instruction Register</text:span></text:p>
          <text:p text:style-name="P1"><text:span text:style-name="T2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cm" svg:x="14.25cm" svg:y="8.362cm">
          <text:p text:style-name="P1"><text:span text:style-name="T2">Instruction Register</text:span></text:p>
          <text:p text:style-name="P1"><text:span text:style-name="T2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3cm" svg:height="1cm" svg:x="14.25cm" svg:y="10.062cm">
          <text:p text:style-name="P1"><text:span text:style-name="T2">4 Line</text:span></text:p>
          <text:p text:style-name="P1"><text:span text:style-name="T2">M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cm" svg:x="10.25cm" svg:y="10.062cm">
          <text:p text:style-name="P1"><text:span text:style-name="T2">Flags</text:span></text:p>
          <text:p text:style-name="P1"><text:span text:style-name="T2">(4 bit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17.25cm" svg:y1="10.562cm" svg:x2="19.15cm" svg:y2="10.562cm">
          <text:p/>
        </draw:line>
        <draw:line draw:style-name="gr5" draw:text-style-name="P1" draw:layer="layout" svg:x1="15.75cm" svg:y1="11.962cm" svg:x2="15.75cm" svg:y2="11.062cm">
          <text:p/>
        </draw:line>
        <draw:frame draw:style-name="gr20" draw:text-style-name="P7" draw:layer="layout" svg:width="3.605cm" svg:height="0.645cm" svg:x="17.25cm" svg:y="5.462cm">
          <draw:text-box>
            <text:p><text:span text:style-name="T5">Lowest address bits</text:span></text:p>
          </draw:text-box>
        </draw:frame>
        <draw:frame draw:style-name="gr21" draw:text-style-name="P8" draw:layer="layout" svg:width="1.391cm" svg:height="0.569cm" svg:x="17.75cm" svg:y="6.562cm">
          <draw:text-box>
            <text:p><text:span text:style-name="T2">Bit 0..4</text:span></text:p>
          </draw:text-box>
        </draw:frame>
        <draw:frame draw:style-name="gr22" draw:text-style-name="P8" draw:layer="layout" svg:width="1.548cm" svg:height="0.569cm" svg:x="17.65cm" svg:y="8.162cm">
          <draw:text-box>
            <text:p><text:span text:style-name="T2">Bit 5..12</text:span></text:p>
          </draw:text-box>
        </draw:frame>
        <draw:frame draw:style-name="gr23" draw:text-style-name="P8" draw:layer="layout" svg:width="1.23cm" svg:height="0.569cm" svg:x="17.92cm" svg:y="9.893cm">
          <draw:text-box>
            <text:p><text:span text:style-name="T2">Bit 13</text:span></text:p>
          </draw:text-box>
        </draw:frame>
        <draw:frame draw:style-name="gr24" draw:text-style-name="P7" draw:layer="layout" svg:width="3.685cm" svg:height="0.645cm" svg:x="17.165cm" svg:y="15.217cm">
          <draw:text-box>
            <text:p><text:span text:style-name="T5">Highest address bits</text:span></text:p>
          </draw:text-box>
        </draw:frame>
        <draw:line draw:style-name="gr5" draw:text-style-name="P1" draw:layer="layout" svg:x1="17.25cm" svg:y1="14.162cm" svg:x2="19.15cm" svg:y2="14.162cm">
          <text:p/>
        </draw:line>
        <draw:frame draw:style-name="gr25" draw:text-style-name="P8" draw:layer="layout" svg:width="1.624cm" svg:height="0.569cm" svg:x="17.526cm" svg:y="13.462cm">
          <draw:text-box>
            <text:p><text:span text:style-name="T2">Bit 14,15</text:span></text:p>
          </draw:text-box>
        </draw:frame>
        <draw:frame draw:style-name="gr26" draw:text-style-name="P6" draw:layer="layout" svg:width="3.846cm" svg:height="0.962cm" svg:x="13.15cm" svg:y="3.6cm">
          <draw:text-box>
            <text:p><text:span text:style-name="T4">Control Unit</text:span></text:p>
          </draw:text-box>
        </draw:frame>
        <draw:custom-shape draw:style-name="gr3" draw:text-style-name="P3" draw:layer="layout" svg:width="3cm" svg:height="1cm" svg:x="6.25cm" svg:y="13.662cm">
          <text:p text:style-name="P1"><text:span text:style-name="T2">Interrupt Samples</text:span></text:p>
          <text:p text:style-name="P1"><text:span text:style-name="T2">Register (4 bit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cm" svg:x="10.25cm" svg:y="13.662cm">
          <text:p text:style-name="P1"><text:span text:style-name="T2">Transparent Latch</text:span></text:p>
          <text:p text:style-name="P1"><text:span text:style-name="T2">(4 bit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.25cm" svg:y1="14.162cm" svg:x2="6.25cm" svg:y2="14.162cm">
          <text:p/>
        </draw:line>
        <draw:frame draw:style-name="gr27" draw:text-style-name="P8" draw:layer="layout" svg:width="2.25cm" svg:height="0.569cm" svg:x="3cm" svg:y="13.893cm">
          <draw:text-box>
            <text:p><text:span text:style-name="T2">RST/NMI/IRQ</text:span></text:p>
          </draw:text-box>
        </draw:frame>
        <draw:line draw:style-name="gr5" draw:text-style-name="P1" draw:layer="layout" svg:x1="17.25cm" svg:y1="8.862cm" svg:x2="19.15cm" svg:y2="8.862cm">
          <text:p/>
        </draw:line>
        <draw:line draw:style-name="gr5" draw:text-style-name="P1" draw:layer="layout" svg:x1="9.25cm" svg:y1="14.162cm" svg:x2="10.25cm" svg:y2="14.162cm">
          <text:p/>
        </draw:line>
        <draw:line draw:style-name="gr5" draw:text-style-name="P1" draw:layer="layout" svg:x1="13.25cm" svg:y1="10.562cm" svg:x2="14.25cm" svg:y2="10.562cm">
          <text:p/>
        </draw:line>
        <draw:line draw:style-name="gr5" draw:text-style-name="P1" draw:layer="layout" svg:x1="13.25cm" svg:y1="14.162cm" svg:x2="14.25cm" svg:y2="14.162cm">
          <text:p/>
        </draw:line>
        <draw:custom-shape draw:style-name="gr11" draw:text-style-name="P3" draw:layer="layout" svg:width="3cm" svg:height="1cm" svg:x="14.25cm" svg:y="13.662cm">
          <text:p text:style-name="P1"><text:span text:style-name="T2">4 Line</text:span></text:p>
          <text:p text:style-name="P1"><text:span text:style-name="T2">Priority 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0.85cm" svg:y1="10.662cm" svg:x2="22.75cm" svg:y2="10.662cm">
          <text:p/>
        </draw:line>
        <draw:frame draw:style-name="gr27" draw:text-style-name="P8" draw:layer="layout" svg:width="2.25cm" svg:height="0.569cm" svg:x="22.8cm" svg:y="10.393cm">
          <draw:text-box>
            <text:p><text:span text:style-name="T2">Control Lines</text:span></text:p>
          </draw:text-box>
        </draw:frame>
      </draw:page>
      <draw:page draw:name="page3" draw:style-name="dp1" draw:master-page-name="Default_5f_">
        <draw:frame draw:style-name="gr28" draw:text-style-name="P6" draw:layer="layout" svg:width="2.864cm" svg:height="0.962cm" svg:x="5.954cm" svg:y="6.5cm">
          <draw:text-box>
            <text:p><text:span text:style-name="T4">Interrupt</text:span></text:p>
          </draw:text-box>
        </draw:frame>
        <draw:frame draw:style-name="gr29" draw:text-style-name="P9" draw:layer="layout" svg:width="2.767cm" svg:height="0.569cm" svg:x="15.218cm" svg:y="5.7cm">
          <draw:text-box>
            <text:p><text:span text:style-name="T6">Interrupt Vectors</text:span></text:p>
          </draw:text-box>
        </draw:frame>
        <draw:frame draw:style-name="gr30" draw:text-style-name="P8" draw:layer="layout" svg:width="2.149cm" svg:height="3.431cm" svg:x="15.518cm" svg:y="6.169cm">
          <draw:text-box>
            <text:p><text:span text:style-name="T2">- 0x00: RST</text:span></text:p>
            <text:p><text:span text:style-name="T2">- 0x02: NMI</text:span></text:p>
            <text:p><text:span text:style-name="T2">- 0x04: IRQ0</text:span></text:p>
            <text:p><text:span text:style-name="T2">- 0x06: IRQ1</text:span></text:p>
            <text:p><text:span text:style-name="T2">- 0x08: IRQ2</text:span></text:p>
            <text:p><text:span text:style-name="T2">- 0x0A: IRQ3</text:span></text:p>
            <text:p><text:span text:style-name="T2">- 0x0C: IRQ4</text:span></text:p>
            <text:p><text:span text:style-name="T2">- 0x0E: IRQ5</text:span></text:p>
            <text:p><text:span text:style-name="T2">- 0x10: IRQ6</text:span></text:p>
            <text:p><text:span text:style-name="T2">- 0x12: IRQ7</text:span></text:p>
          </draw:text-box>
        </draw:frame>
        <draw:frame draw:style-name="gr31" draw:text-style-name="P8" draw:layer="layout" svg:width="7.567cm" svg:height="2.477cm" svg:x="15.2cm" svg:y="3.223cm">
          <draw:text-box>
            <text:p><text:span text:style-name="T6">For RST:</text:span></text:p>
            <text:p><text:span text:style-name="T2">The pull downs on the DB sets the appropriate vector</text:span></text:p>
            <text:p><text:span text:style-name="T6">For NMI:</text:span></text:p>
            <text:p><text:span text:style-name="T2">The ALU passes 0x02 to the PC from immediate</text:span></text:p>
            <text:p><text:span text:style-name="T2">register (preset values)</text:span></text:p>
            <text:p><text:span text:style-name="T6">For IRQ:</text:span></text:p>
            <text:p><text:span text:style-name="T7">The interrupt controller outputs the vector to the databus</text:span></text:p>
          </draw:text-box>
        </draw:frame>
      </draw:page>
      <draw:page draw:name="page4" draw:style-name="dp1" draw:master-page-name="Default_5f_">
        <draw:custom-shape draw:style-name="gr1" draw:text-style-name="P2" draw:layer="layout" svg:width="6.4cm" svg:height="4.9cm" svg:x="16cm" svg:y="6.463cm">
          <text:p text:style-name="P1"><text:span text:style-name="T1">Right Bank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svg:x="19.2cm" svg:y="8.163cm">
          <text:p text:style-name="P1"><text:span text:style-name="T2">Accumulator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cm" svg:x="16.2cm" svg:y="8.163cm">
          <text:p text:style-name="P1"><text:span text:style-name="T2">Stack Point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3cm" svg:height="0.5cm" svg:x="14.1cm" svg:y="4.563cm">
          <text:p text:style-name="P1"><text:span text:style-name="T2">Right Bus (16 b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4.6cm" svg:y1="5.063cm" svg:x2="14.6cm" svg:y2="8.363cm">
          <text:p/>
        </draw:line>
        <draw:custom-shape draw:style-name="gr6" draw:text-style-name="P4" draw:layer="layout" svg:width="5.5cm" svg:height="0.5cm" svg:x="6.2cm" svg:y="4.563cm">
          <text:p text:style-name="P1"><text:span text:style-name="T2">Left Bus (16 b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2.9cm" svg:y1="10.663cm" svg:x2="12.9cm" svg:y2="12.763cm">
          <text:p/>
        </draw:line>
        <draw:line draw:style-name="gr5" draw:text-style-name="P1" draw:layer="layout" svg:x1="20.9cm" svg:y1="15.863cm" svg:x2="20.9cm" svg:y2="16.963cm">
          <text:p/>
        </draw:line>
        <draw:custom-shape draw:style-name="gr8" draw:text-style-name="P3" draw:layer="layout" svg:width="3cm" svg:height="1cm" svg:x="7.1cm" svg:y="7.8cm">
          <text:p text:style-name="P1"><text:span text:style-name="T2">Preset Valu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8.1cm" svg:y1="12.763cm" svg:x2="8.1cm" svg:y2="9.963cm">
          <text:p/>
        </draw:line>
        <draw:custom-shape draw:style-name="gr3" draw:text-style-name="P3" draw:layer="layout" svg:width="3cm" svg:height="1cm" svg:x="19.2cm" svg:y="7.163cm">
          <text:p text:style-name="P1"><text:span text:style-name="T2">Accumulator A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6.5cm" svg:height="0.5cm" svg:x="6cm" svg:y="12.763cm">
          <text:p text:style-name="P1"><text:span text:style-name="T2">Data Bus (16 b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cm" svg:x="6.1cm" svg:y="14.363cm">
          <text:p text:style-name="P1"><text:span text:style-name="T2">Instruction 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cm" svg:x="4.1cm" svg:y="7.8cm">
          <text:p text:style-name="P1"><text:span text:style-name="T2">Accumulato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2cm" svg:y1="5.063cm" svg:x2="11.2cm" svg:y2="8.363cm">
          <text:p/>
        </draw:line>
        <draw:line draw:style-name="gr5" draw:text-style-name="P1" draw:layer="layout" svg:x1="7.6cm" svg:y1="13.263cm" svg:x2="7.6cm" svg:y2="14.363cm">
          <text:p/>
        </draw:line>
        <draw:custom-shape draw:style-name="gr11" draw:text-style-name="P3" draw:layer="layout" svg:width="3cm" svg:height="1cm" svg:x="6.1cm" svg:y="16.463cm">
          <text:p text:style-name="P1"><text:span text:style-name="T2">Control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7.6cm" svg:y1="15.363cm" svg:x2="7.6cm" svg:y2="16.463cm">
          <text:p/>
        </draw:line>
        <draw:custom-shape draw:style-name="gr3" draw:text-style-name="P3" draw:layer="layout" svg:width="3cm" svg:height="1cm" svg:x="14.1cm" svg:y="11.4cm">
          <text:p text:style-name="P1"><text:span text:style-name="T2">Machine Status Wor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svg:x="16.2cm" svg:y="7.163cm">
          <text:p text:style-name="P1"><text:span text:style-name="T2">Program Count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1cm" svg:y1="7.063cm" svg:x2="8.1cm" svg:y2="5.063cm">
          <text:p/>
        </draw:line>
        <draw:line draw:style-name="gr9" draw:text-style-name="P1" draw:layer="layout" svg:x1="19.2cm" svg:y1="6.463cm" svg:x2="19.2cm" svg:y2="5.063cm">
          <text:p/>
        </draw:line>
        <draw:line draw:style-name="gr5" draw:text-style-name="P1" draw:layer="layout" svg:x1="13.9cm" svg:y1="9.7cm" svg:x2="15.6cm" svg:y2="9.7cm">
          <text:p/>
        </draw:line>
        <draw:polygon draw:style-name="gr12" draw:text-style-name="P5" draw:layer="layout" svg:width="2.299cm" svg:height="5.199cm" draw:transform="rotate (-1.5707963267949) translate (15.5cm 8.363cm)" svg:viewBox="0 0 2300 5200" draw:points="0,0 0,1902 460,2663 0,3424 0,5200 2300,3551 2300,1776">
          <text:p text:style-name="P1"><text:span text:style-name="T3">ALU</text:span></text:p>
        </draw:polygon>
        <draw:custom-shape draw:style-name="gr3" draw:text-style-name="P3" draw:layer="layout" svg:width="3cm" svg:height="1cm" svg:x="19.4cm" svg:y="14.863cm">
          <text:p text:style-name="P1"><text:span text:style-name="T2">Memory Address</text:span></text:p>
          <text:p text:style-name="P1"><text:span text:style-name="T2">Regist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svg:x="9.8cm" svg:y="14.863cm">
          <text:p text:style-name="P1"><text:span text:style-name="T2">RAM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2.7cm" svg:height="0.5cm" svg:x="9.8cm" svg:y="16.963cm">
          <text:p text:style-name="P1"><text:span text:style-name="T2">Address Bus (16 b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cm" svg:x="13cm" svg:y="14.863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svg:x="16.2cm" svg:y="14.863cm">
          <text:p text:style-name="P1"><text:span text:style-name="T2">I/O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1.3cm" svg:y1="16.963cm" svg:x2="11.3cm" svg:y2="15.863cm">
          <text:p/>
        </draw:line>
        <draw:line draw:style-name="gr15" draw:text-style-name="P1" draw:layer="layout" svg:x1="14.5cm" svg:y1="13.263cm" svg:x2="14.5cm" svg:y2="14.863cm">
          <text:p/>
        </draw:line>
        <draw:line draw:style-name="gr16" draw:text-style-name="P1" draw:layer="layout" svg:x1="17.7cm" svg:y1="14.863cm" svg:x2="17.7cm" svg:y2="13.263cm">
          <text:p/>
        </draw:line>
        <draw:line draw:style-name="gr16" draw:text-style-name="P1" draw:layer="layout" svg:x1="11.3cm" svg:y1="14.863cm" svg:x2="11.3cm" svg:y2="13.263cm">
          <text:p/>
        </draw:line>
        <draw:custom-shape draw:style-name="gr3" draw:text-style-name="P3" draw:layer="layout" svg:width="3cm" svg:height="1cm" svg:x="19.2cm" svg:y="10.163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1cm" svg:x="16.2cm" svg:y="10.163cm">
          <text:p text:style-name="P1"><text:span text:style-name="T2">Preset Valu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4" draw:text-style-name="P1" draw:layer="layout" svg:x1="14.5cm" svg:y1="16.963cm" svg:x2="14.5cm" svg:y2="15.863cm">
          <text:p/>
        </draw:line>
        <draw:line draw:style-name="gr14" draw:text-style-name="P1" draw:layer="layout" svg:x1="17.7cm" svg:y1="16.963cm" svg:x2="17.7cm" svg:y2="15.863cm">
          <text:p/>
        </draw:line>
        <draw:line draw:style-name="gr9" draw:text-style-name="P1" draw:layer="layout" svg:x1="19.2cm" svg:y1="12.763cm" svg:x2="19.2cm" svg:y2="11.363cm">
          <text:p/>
        </draw:line>
        <draw:frame draw:style-name="gr17" draw:text-style-name="P6" draw:layer="layout" svg:width="5.544cm" svg:height="0.962cm" svg:x="11cm" svg:y="2.501cm">
          <draw:text-box>
            <text:p><text:span text:style-name="T4">RISC Archite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6" draw:display-name="Dashed (var) 6" draw:style="rect" draw:dots1="1" draw:dots1-length="0.05cm" draw:dots2="1" draw:dots2-length="0.05cm" draw:distance="0.05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5T18:19:57.281000000</meta:creation-date>
    <meta:generator>LibreOffice/4.3.2.2$Windows_x86 LibreOffice_project/edfb5295ba211bd31ad47d0bad0118690f76407d</meta:generator>
    <dc:date>2016-09-05T20:09:19.101000000</dc:date>
    <meta:editing-duration>P3DT7H19M42S</meta:editing-duration>
    <meta:editing-cycles>1155</meta:editing-cycles>
    <meta:print-date>2015-08-12T14:57:55.615000000</meta:print-date>
    <meta:document-statistic meta:object-count="112"/>
  </office:meta>
</office:document-meta>
</file>